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333333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ff"/>
      <style:text-properties fo:color="#33333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cfe7f5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cfe7f5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cfe7f5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0.06pt solid #000000" fo:background-color="#cfe7f5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cfe7f5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cfe7f5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fe7f5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cfe7f5" fo:border-left="none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fe7f5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21" style:family="table-cell" style:parent-style-name="Default">
      <style:table-cell-properties fo:border-bottom="none" fo:background-color="#cfe7f5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fe7f5" fo:border-left="none" fo:border-right="0.06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fe7f5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cfe7f5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>
      <style:graphic-properties draw:marker-end="Arrowheads_20_1" draw:textarea-horizontal-align="center" draw:textarea-vertical-align="middle"/>
    </style:style>
    <style:style style:name="gr5" style:family="graphic">
      <style:graphic-properties draw:marker-start="" draw:marker-end="Arrowheads_20_1" draw:textarea-horizontal-align="center" draw:textarea-vertical-align="middle"/>
    </style:style>
    <style:style style:name="gr6" style:family="graphic">
      <style:graphic-properties draw:fill="solid" draw:fill-color="#cfe7f5" draw:textarea-horizontal-align="justify" draw:textarea-vertical-align="middle" draw:auto-grow-height="false"/>
    </style:style>
    <style:style style:name="gr7" style:family="graphic">
      <style:graphic-properties draw:stroke="dash" draw:stroke-dash="Ultrafine_20_Dashed" draw:textarea-horizontal-align="justify" draw:textarea-vertical-align="middle" draw:auto-grow-height="false" fo:min-height="0in" fo:min-width="0in" fo:wrap-option="no-wrap"/>
    </style:style>
    <style:style style:name="gr8" style:family="graphic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rect draw:z-index="0" draw:style-name="gr1" draw:text-style-name="P1" svg:width="2.6016in" svg:height="2.7346in" svg:x="6.2327in" svg:y="2.7713in">
            <text:p/>
          </draw:rect>
          <draw:rect draw:z-index="1" draw:style-name="gr1" draw:text-style-name="P1" svg:width="2.6016in" svg:height="2.7031in" svg:x="0.9972in" svg:y="0.9516in">
            <text:p/>
          </draw:rect>
          <draw:circle draw:z-index="2" draw:style-name="gr1" draw:text-style-name="P1" svg:width="0.3795in" svg:height="0.3795in" svg:x="2.1083in" svg:y="0.324in">
            <text:p/>
          </draw:circle>
          <draw:custom-shape draw:z-index="3" draw:style-name="gr2" draw:text-style-name="P2" svg:width="1.9406in" svg:height="0.3764in" svg:x="1.328in" svg:y="1.0457in">
            <text:p text:style-name="P1"><text:span text:style-name="T1">＊テンプレート名</text:span>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1.9406in" svg:height="0.3764in" svg:x="1.328in" svg:y="1.7358in">
            <text:p text:style-name="P1"><text:span text:style-name="T1">＊メールの件名</text:span>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2" svg:width="1.9406in" svg:height="0.3764in" svg:x="1.328in" svg:y="2.4575in">
            <text:p text:style-name="P1"><text:span text:style-name="T1">＊メールの本文</text:span>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2" svg:width="1.9406in" svg:height="0.3764in" svg:x="1.328in" svg:y="3.1685in">
            <text:p text:style-name="P1"><text:span text:style-name="T1">備考・メモ</text:span></text:p>
            <draw:enhanced-geometry svg:viewBox="0 0 21600 21600" draw:type="rectangle" draw:enhanced-path="M 0 0 L 21600 0 21600 21600 0 21600 0 0 Z N"/>
          </draw:custom-shape>
          <draw:custom-shape draw:z-index="7" draw:style-name="gr3" svg:width="0.7004in" svg:height="0.7004in" svg:x="1.948in" svg:y="4.6118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8" draw:style-name="gr2" draw:text-style-name="P2" svg:width="1.9406in" svg:height="0.3764in" svg:x="1.328in" svg:y="3.8906in">
            <text:p text:style-name="P1"><text:span text:style-name="T1">登録ボタンを押す</text:span></text:p>
            <draw:enhanced-geometry svg:viewBox="0 0 21600 21600" draw:type="rectangle" draw:enhanced-path="M 0 0 L 21600 0 21600 21600 0 21600 0 0 Z N"/>
          </draw:custom-shape>
          <draw:line draw:z-index="9" draw:style-name="gr4" draw:text-style-name="P1" svg:x1="2.298in" svg:y1="0.6902in" svg:x2="2.298in" svg:y2="1.0457in">
            <text:p/>
          </draw:line>
          <draw:line draw:z-index="10" draw:style-name="gr4" draw:text-style-name="P1" svg:x1="2.298in" svg:y1="1.4012in" svg:x2="2.298in" svg:y2="1.7567in">
            <text:p/>
          </draw:line>
          <draw:line draw:z-index="11" draw:style-name="gr4" draw:text-style-name="P1" svg:x1="2.298in" svg:y1="2.1016in" svg:x2="2.298in" svg:y2="2.4571in">
            <text:p/>
          </draw:line>
          <draw:line draw:z-index="12" draw:style-name="gr4" draw:text-style-name="P1" svg:x1="2.298in" svg:y1="2.8441in" svg:x2="2.298in" svg:y2="3.1996in">
            <text:p/>
          </draw:line>
          <draw:line draw:z-index="13" draw:style-name="gr4" draw:text-style-name="P1" svg:x1="2.298in" svg:y1="3.5343in" svg:x2="2.298in" svg:y2="3.8898in">
            <text:p/>
          </draw:line>
          <draw:line draw:z-index="14" draw:style-name="gr4" draw:text-style-name="P1" svg:x1="2.298in" svg:y1="4.2768in" svg:x2="2.298in" svg:y2="4.6323in">
            <text:p/>
          </draw:line>
          <draw:line draw:z-index="15" draw:style-name="gr1" draw:text-style-name="P1" svg:x1="2.5689in" svg:y1="4.9567in" svg:x2="4.1409in" svg:y2="4.9567in">
            <text:p/>
          </draw:line>
          <draw:line draw:z-index="16" draw:style-name="gr1" draw:text-style-name="P1" svg:x1="4.1409in" svg:y1="4.9673in" svg:x2="4.1409in" svg:y2="2.4681in">
            <text:p/>
          </draw:line>
          <draw:line draw:z-index="17" draw:style-name="gr5" draw:text-style-name="P1" svg:x1="4.1299in" svg:y1="2.4783in" svg:x2="3.5882in" svg:y2="2.4783in">
            <text:p/>
          </draw:line>
          <draw:line draw:z-index="18" draw:style-name="gr4" draw:text-style-name="P1" svg:x1="2.298in" svg:y1="5.3122in" svg:x2="2.298in" svg:y2="5.6681in">
            <text:p/>
          </draw:line>
          <draw:custom-shape draw:z-index="19" draw:style-name="gr2" draw:text-style-name="P2" svg:width="1.9406in" svg:height="0.3764in" svg:x="1.328in" svg:y="5.6681in">
            <text:p text:style-name="P1"><text:span text:style-name="T1">データベースに保存</text:span></text:p>
            <draw:enhanced-geometry svg:viewBox="0 0 21600 21600" draw:type="rectangle" draw:enhanced-path="M 0 0 L 21600 0 21600 21600 0 21600 0 0 Z N"/>
          </draw:custom-shape>
          <draw:custom-shape draw:z-index="20" draw:style-name="gr2" draw:text-style-name="P2" svg:width="1.9406in" svg:height="0.6898in" svg:x="1.328in" svg:y="6.3689in">
            <text:p text:style-name="P1"><text:span text:style-name="T1">メールテンプレート名</text:span></text:p>
            <text:p text:style-name="P1"><text:span text:style-name="T1">一覧を表示される</text:span></text:p>
            <draw:enhanced-geometry svg:viewBox="0 0 21600 21600" draw:type="rectangle" draw:enhanced-path="M 0 0 L 21600 0 21600 21600 0 21600 0 0 Z N"/>
          </draw:custom-shape>
          <draw:line draw:z-index="21" draw:style-name="gr4" draw:text-style-name="P1" svg:x1="2.298in" svg:y1="6.0547in" svg:x2="2.298in" svg:y2="6.4106in">
            <text:p/>
          </draw:line>
          <draw:line draw:z-index="22" draw:style-name="gr4" draw:text-style-name="P1" svg:x1="2.298in" svg:y1="7.0587in" svg:x2="2.298in" svg:y2="7.4146in">
            <text:p/>
          </draw:line>
          <draw:custom-shape draw:z-index="23" draw:style-name="gr6" svg:width="0.3346in" svg:height="0.3346in" svg:x="2.1307in" svg:y="7.4354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z-index="24" draw:style-name="gr2" draw:text-style-name="P2" svg:width="1.9406in" svg:height="0.6898in" svg:x="6.5634in" svg:y="1.0567in">
            <text:p text:style-name="P1"><text:span text:style-name="T1">メールテンプレート名</text:span></text:p>
            <text:p text:style-name="P1"><text:span text:style-name="T1">一覧</text:span></text:p>
            <draw:enhanced-geometry svg:viewBox="0 0 21600 21600" draw:type="rectangle" draw:enhanced-path="M 0 0 L 21600 0 21600 21600 0 21600 0 0 Z N"/>
          </draw:custom-shape>
          <draw:circle draw:z-index="25" draw:style-name="gr1" draw:text-style-name="P1" svg:width="0.3795in" svg:height="0.3795in" svg:x="7.3437in" svg:y="0.324in">
            <text:p/>
          </draw:circle>
          <draw:line draw:z-index="26" draw:style-name="gr4" draw:text-style-name="P1" svg:x1="7.5335in" svg:y1="0.6902in" svg:x2="7.5335in" svg:y2="1.0457in">
            <text:p/>
          </draw:line>
          <draw:custom-shape draw:z-index="27" draw:style-name="gr2" draw:text-style-name="P2" svg:width="1.9406in" svg:height="0.3764in" svg:x="6.5634in" svg:y="2.1232in">
            <text:p text:style-name="P1"><text:span text:style-name="T1">編集ボタンを押す</text:span></text:p>
            <draw:enhanced-geometry svg:viewBox="0 0 21600 21600" draw:type="rectangle" draw:enhanced-path="M 0 0 L 21600 0 21600 21600 0 21600 0 0 Z N"/>
          </draw:custom-shape>
          <draw:line draw:z-index="28" draw:style-name="gr4" draw:text-style-name="P1" svg:x1="7.5335in" svg:y1="1.7673in" svg:x2="7.5335in" svg:y2="2.1228in">
            <text:p/>
          </draw:line>
          <draw:custom-shape draw:z-index="29" draw:style-name="gr2" draw:text-style-name="P2" svg:width="1.9406in" svg:height="0.3764in" svg:x="6.5634in" svg:y="2.8654in">
            <text:p text:style-name="P1"><text:span text:style-name="T1">＊テンプレート名</text:span></text:p>
            <draw:enhanced-geometry svg:viewBox="0 0 21600 21600" draw:type="rectangle" draw:enhanced-path="M 0 0 L 21600 0 21600 21600 0 21600 0 0 Z N"/>
          </draw:custom-shape>
          <draw:custom-shape draw:z-index="30" draw:style-name="gr2" draw:text-style-name="P2" svg:width="1.9406in" svg:height="0.3764in" svg:x="6.5634in" svg:y="3.5555in">
            <text:p text:style-name="P1"><text:span text:style-name="T1">＊メールの件名</text:span></text:p>
            <draw:enhanced-geometry svg:viewBox="0 0 21600 21600" draw:type="rectangle" draw:enhanced-path="M 0 0 L 21600 0 21600 21600 0 21600 0 0 Z N"/>
          </draw:custom-shape>
          <draw:custom-shape draw:z-index="31" draw:style-name="gr2" draw:text-style-name="P2" svg:width="1.9406in" svg:height="0.3764in" svg:x="6.5634in" svg:y="4.2772in">
            <text:p text:style-name="P1"><text:span text:style-name="T1">＊メールの本文</text:span></text:p>
            <draw:enhanced-geometry svg:viewBox="0 0 21600 21600" draw:type="rectangle" draw:enhanced-path="M 0 0 L 21600 0 21600 21600 0 21600 0 0 Z N"/>
          </draw:custom-shape>
          <draw:custom-shape draw:z-index="32" draw:style-name="gr2" draw:text-style-name="P2" svg:width="1.9406in" svg:height="0.3764in" svg:x="6.5634in" svg:y="4.9882in">
            <text:p text:style-name="P1"><text:span text:style-name="T1">備考・メモ</text:span></text:p>
            <draw:enhanced-geometry svg:viewBox="0 0 21600 21600" draw:type="rectangle" draw:enhanced-path="M 0 0 L 21600 0 21600 21600 0 21600 0 0 Z N"/>
          </draw:custom-shape>
          <draw:custom-shape draw:z-index="33" draw:style-name="gr3" svg:width="0.7004in" svg:height="0.7004in" svg:x="7.1835in" svg:y="6.4315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34" draw:style-name="gr2" draw:text-style-name="P2" svg:width="1.9406in" svg:height="0.3764in" svg:x="6.5634in" svg:y="5.7102in">
            <text:p text:style-name="P1"><text:span text:style-name="T1">登録ボタンを押す</text:span></text:p>
            <draw:enhanced-geometry svg:viewBox="0 0 21600 21600" draw:type="rectangle" draw:enhanced-path="M 0 0 L 21600 0 21600 21600 0 21600 0 0 Z N"/>
          </draw:custom-shape>
          <draw:line draw:z-index="35" draw:style-name="gr4" draw:text-style-name="P1" svg:x1="7.5335in" svg:y1="2.5098in" svg:x2="7.5335in" svg:y2="2.8654in">
            <text:p/>
          </draw:line>
          <draw:line draw:z-index="36" draw:style-name="gr4" draw:text-style-name="P1" svg:x1="7.5335in" svg:y1="3.2209in" svg:x2="7.5335in" svg:y2="3.5764in">
            <text:p/>
          </draw:line>
          <draw:line draw:z-index="37" draw:style-name="gr4" draw:text-style-name="P1" svg:x1="7.5335in" svg:y1="3.9213in" svg:x2="7.5335in" svg:y2="4.2768in">
            <text:p/>
          </draw:line>
          <draw:line draw:z-index="38" draw:style-name="gr4" draw:text-style-name="P1" svg:x1="7.5335in" svg:y1="4.6638in" svg:x2="7.5335in" svg:y2="5.0193in">
            <text:p/>
          </draw:line>
          <draw:line draw:z-index="39" draw:style-name="gr4" draw:text-style-name="P1" svg:x1="7.5335in" svg:y1="5.3539in" svg:x2="7.5335in" svg:y2="5.7094in">
            <text:p/>
          </draw:line>
          <draw:line draw:z-index="40" draw:style-name="gr4" draw:text-style-name="P1" svg:x1="7.5335in" svg:y1="6.0965in" svg:x2="7.5335in" svg:y2="6.452in">
            <text:p/>
          </draw:line>
          <draw:line draw:z-index="41" draw:style-name="gr1" draw:text-style-name="P1" svg:x1="7.8043in" svg:y1="6.7764in" svg:x2="9.3764in" svg:y2="6.7764in">
            <text:p/>
          </draw:line>
          <draw:line draw:z-index="42" draw:style-name="gr1" draw:text-style-name="P1" svg:x1="9.3764in" svg:y1="6.787in" svg:x2="9.3764in" svg:y2="4.2878in">
            <text:p/>
          </draw:line>
          <draw:line draw:z-index="43" draw:style-name="gr5" draw:text-style-name="P1" svg:x1="9.3654in" svg:y1="4.298in" svg:x2="8.8236in" svg:y2="4.298in">
            <text:p/>
          </draw:line>
          <draw:line draw:z-index="44" draw:style-name="gr4" draw:text-style-name="P1" svg:x1="7.5335in" svg:y1="7.1319in" svg:x2="7.5335in" svg:y2="7.4878in">
            <text:p/>
          </draw:line>
          <draw:custom-shape draw:z-index="45" draw:style-name="gr2" draw:text-style-name="P2" svg:width="1.9406in" svg:height="0.3764in" svg:x="6.5634in" svg:y="7.4878in">
            <text:p text:style-name="P1"><text:span text:style-name="T1">データベースに保存</text:span></text:p>
            <draw:enhanced-geometry svg:viewBox="0 0 21600 21600" draw:type="rectangle" draw:enhanced-path="M 0 0 L 21600 0 21600 21600 0 21600 0 0 Z N"/>
          </draw:custom-shape>
          <draw:custom-shape draw:z-index="46" draw:style-name="gr2" draw:text-style-name="P2" svg:width="1.9406in" svg:height="0.6898in" svg:x="6.5634in" svg:y="8.1886in">
            <text:p text:style-name="P1"><text:span text:style-name="T1">メールテンプレート名</text:span></text:p>
            <text:p text:style-name="P1"><text:span text:style-name="T1">一覧を表示される</text:span></text:p>
            <draw:enhanced-geometry svg:viewBox="0 0 21600 21600" draw:type="rectangle" draw:enhanced-path="M 0 0 L 21600 0 21600 21600 0 21600 0 0 Z N"/>
          </draw:custom-shape>
          <draw:line draw:z-index="47" draw:style-name="gr4" draw:text-style-name="P1" svg:x1="7.5335in" svg:y1="7.8744in" svg:x2="7.5335in" svg:y2="8.2303in">
            <text:p/>
          </draw:line>
          <draw:line draw:z-index="48" draw:style-name="gr4" draw:text-style-name="P1" svg:x1="7.5335in" svg:y1="8.8783in" svg:x2="7.5335in" svg:y2="9.2343in">
            <text:p/>
          </draw:line>
          <draw:custom-shape draw:z-index="49" draw:style-name="gr6" svg:width="0.3346in" svg:height="0.3346in" svg:x="7.3661in" svg:y="9.2551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ircle draw:z-index="50" draw:style-name="gr1" draw:text-style-name="P1" svg:width="0.3795in" svg:height="0.3795in" svg:x="12.7252in" svg:y="0.324in">
            <text:p/>
          </draw:circle>
          <draw:line draw:z-index="51" draw:style-name="gr4" draw:text-style-name="P1" svg:x1="12.915in" svg:y1="0.6902in" svg:x2="12.915in" svg:y2="1.0457in">
            <text:p/>
          </draw:line>
          <draw:custom-shape draw:z-index="52" draw:style-name="gr2" draw:text-style-name="P2" svg:width="1.9406in" svg:height="0.6898in" svg:x="11.9449in" svg:y="1.0567in">
            <text:p text:style-name="P1"><text:span text:style-name="T1">データベースから</text:span></text:p>
            <text:p text:style-name="P1"><text:span text:style-name="T1">メールテンプレート件を</text:span></text:p>
            <text:p text:style-name="P1"><text:span text:style-name="T1">ロードする</text:span></text:p>
            <draw:enhanced-geometry svg:viewBox="0 0 21600 21600" draw:type="rectangle" draw:enhanced-path="M 0 0 L 21600 0 21600 21600 0 21600 0 0 Z N"/>
          </draw:custom-shape>
          <draw:custom-shape draw:z-index="53" draw:style-name="gr2" draw:text-style-name="P2" svg:width="1.9406in" svg:height="0.6898in" svg:x="11.9449in" svg:y="2.1154in">
            <text:p text:style-name="P1"><text:span text:style-name="T1">メールテンプレート名</text:span></text:p>
            <text:p text:style-name="P1"><text:span text:style-name="T1">一覧を表示される</text:span></text:p>
            <draw:enhanced-geometry svg:viewBox="0 0 21600 21600" draw:type="rectangle" draw:enhanced-path="M 0 0 L 21600 0 21600 21600 0 21600 0 0 Z N"/>
          </draw:custom-shape>
          <draw:line draw:z-index="54" draw:style-name="gr4" draw:text-style-name="P1" svg:x1="12.915in" svg:y1="1.7579in" svg:x2="12.915in" svg:y2="2.1134in">
            <text:p/>
          </draw:line>
          <draw:line draw:z-index="55" draw:style-name="gr4" draw:text-style-name="P1" svg:x1="12.915in" svg:y1="2.8287in" svg:x2="12.915in" svg:y2="3.1846in">
            <text:p/>
          </draw:line>
          <draw:custom-shape draw:z-index="56" draw:style-name="gr6" svg:width="0.3346in" svg:height="0.3346in" svg:x="12.7476in" svg:y="3.2055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ircle draw:z-index="57" draw:style-name="gr1" draw:text-style-name="P1" svg:width="0.3795in" svg:height="0.3795in" svg:x="18.0768in" svg:y="0.324in">
            <text:p/>
          </draw:circle>
          <draw:line draw:z-index="58" draw:style-name="gr4" draw:text-style-name="P1" svg:x1="18.2665in" svg:y1="0.6902in" svg:x2="18.2665in" svg:y2="1.0457in">
            <text:p/>
          </draw:line>
          <draw:custom-shape draw:z-index="59" draw:style-name="gr2" draw:text-style-name="P2" svg:width="1.9406in" svg:height="0.6898in" svg:x="17.2965in" svg:y="1.0567in">
            <text:p text:style-name="P1"><text:span text:style-name="T1">メールテンプレート名</text:span></text:p>
            <text:p text:style-name="P1"><text:span text:style-name="T1">一覧</text:span></text:p>
            <draw:enhanced-geometry svg:viewBox="0 0 21600 21600" draw:type="rectangle" draw:enhanced-path="M 0 0 L 21600 0 21600 21600 0 21600 0 0 Z N"/>
          </draw:custom-shape>
          <draw:custom-shape draw:z-index="60" draw:style-name="gr2" draw:text-style-name="P2" svg:width="1.9406in" svg:height="0.7248in" svg:x="17.2965in" svg:y="2.1232in">
            <text:p text:style-name="P1"><text:span text:style-name="T1">ACTIVE / INACTIVE</text:span></text:p>
            <text:p text:style-name="P1"><text:span text:style-name="T1">ボタンを押す</text:span></text:p>
            <draw:enhanced-geometry svg:viewBox="0 0 21600 21600" draw:type="rectangle" draw:enhanced-path="M 0 0 L 21600 0 21600 21600 0 21600 0 0 Z N"/>
          </draw:custom-shape>
          <draw:line draw:z-index="61" draw:style-name="gr4" draw:text-style-name="P1" svg:x1="18.2665in" svg:y1="1.7673in" svg:x2="18.2665in" svg:y2="2.1228in">
            <text:p/>
          </draw:line>
          <draw:line draw:z-index="62" draw:style-name="gr4" draw:text-style-name="P1" svg:x1="18.2665in" svg:y1="2.8618in" svg:x2="18.2665in" svg:y2="3.2173in">
            <text:p/>
          </draw:line>
          <draw:custom-shape draw:z-index="63" draw:style-name="gr3" svg:width="0.7004in" svg:height="0.7004in" svg:x="17.9165in" svg:y="3.2276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64" draw:style-name="gr2" draw:text-style-name="P2" svg:width="1.9406in" svg:height="0.7248in" svg:x="19.5602in" svg:y="3.2028in">
            <text:p text:style-name="P1"><text:span text:style-name="T1">flag</text:span><text:span text:style-name="T1">は０に変更</text:span></text:p>
            <draw:enhanced-geometry svg:viewBox="0 0 21600 21600" draw:type="rectangle" draw:enhanced-path="M 0 0 L 21600 0 21600 21600 0 21600 0 0 Z N"/>
          </draw:custom-shape>
          <draw:line draw:z-index="65" draw:style-name="gr4" draw:text-style-name="P1" svg:x1="18.5587in" svg:y1="3.5835in" svg:x2="19.5315in" svg:y2="3.5835in">
            <text:p/>
          </draw:line>
          <draw:custom-shape draw:z-index="66" draw:style-name="gr2" draw:text-style-name="P2" svg:width="1.9406in" svg:height="0.7248in" svg:x="17.2965in" svg:y="4.2311in">
            <text:p text:style-name="P1"><text:span text:style-name="T1">flag</text:span><text:span text:style-name="T1">は１に変更</text:span></text:p>
            <draw:enhanced-geometry svg:viewBox="0 0 21600 21600" draw:type="rectangle" draw:enhanced-path="M 0 0 L 21600 0 21600 21600 0 21600 0 0 Z N"/>
          </draw:custom-shape>
          <draw:line draw:z-index="67" draw:style-name="gr4" draw:text-style-name="P1" svg:x1="18.2665in" svg:y1="3.9299in" svg:x2="18.2665in" svg:y2="4.2854in">
            <text:p/>
          </draw:line>
          <draw:custom-shape draw:z-index="68" draw:style-name="gr2" draw:text-style-name="P2" svg:width="1.9406in" svg:height="0.6898in" svg:x="17.2965in" svg:y="5.3091in">
            <text:p text:style-name="P1"><text:span text:style-name="T1">メールテンプレート名</text:span></text:p>
            <text:p text:style-name="P1"><text:span text:style-name="T1">一覧を表示される</text:span></text:p>
            <draw:enhanced-geometry svg:viewBox="0 0 21600 21600" draw:type="rectangle" draw:enhanced-path="M 0 0 L 21600 0 21600 21600 0 21600 0 0 Z N"/>
          </draw:custom-shape>
          <draw:line draw:z-index="69" draw:style-name="gr4" draw:text-style-name="P1" svg:x1="18.2665in" svg:y1="4.9622in" svg:x2="18.2665in" svg:y2="5.3177in">
            <text:p/>
          </draw:line>
          <draw:line draw:z-index="70" draw:style-name="gr1" draw:text-style-name="P1" svg:x1="20.5303in" svg:y1="3.9394in" svg:x2="20.5303in" svg:y2="5.648in">
            <text:p/>
          </draw:line>
          <draw:line draw:z-index="71" draw:style-name="gr4" draw:text-style-name="P1" svg:x1="20.5646in" svg:y1="5.648in" svg:x2="19.2433in" svg:y2="5.648in">
            <text:p/>
          </draw:line>
          <draw:line draw:z-index="72" draw:style-name="gr4" draw:text-style-name="P1" svg:x1="18.2665in" svg:y1="6.0071in" svg:x2="18.2665in" svg:y2="6.363in">
            <text:p/>
          </draw:line>
          <draw:custom-shape draw:z-index="73" draw:style-name="gr6" svg:width="0.3346in" svg:height="0.3346in" svg:x="18.0992in" svg:y="6.3839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z-index="74" draw:style-name="gr7" draw:text-style-name="P1" svg:width="1.8142in" svg:height="0.9142in" svg:x="15.0988in" svg:y="2.4933in">
            <text:p text:style-name="P1">ACTIVE = 1</text:p>
            <text:p text:style-name="P1">INACTIVE = 0</text:p>
            <draw:enhanced-geometry svg:viewBox="0 0 21600 21600" draw:text-areas="800 800 20800 20800" draw:type="round-rectangular-callout" draw:modifiers="27167.5417661098 -5048.98837709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メールテンプレート新規登録</text:p>
          </table:table-cell>
          <table:table-cell table:number-columns-repeated="1023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1"/>
          <table:table-cell office:value-type="string" calcext:value-type="string">
            <text:p>flag = 1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style-name="ce3" office:value-type="string" calcext:value-type="string">
            <text:p>flag = 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rect draw:z-index="0" draw:style-name="gr1" draw:text-style-name="P1" svg:width="2.6016in" svg:height="2.7024in" svg:x="6.2709in" svg:y="2.0661in">
            <text:p/>
          </draw:rect>
          <draw:rect draw:z-index="1" draw:style-name="gr1" draw:text-style-name="P1" svg:width="2.6016in" svg:height="2.7024in" svg:x="0.9134in" svg:y="0.9835in">
            <text:p/>
          </draw:rect>
          <draw:circle draw:z-index="2" draw:style-name="gr1" draw:text-style-name="P1" svg:width="0.3795in" svg:height="0.3795in" svg:x="2.0244in" svg:y="0.3559in">
            <text:p/>
          </draw:circle>
          <draw:line draw:z-index="3" draw:style-name="gr4" draw:text-style-name="P1" svg:x1="2.2142in" svg:y1="0.722in" svg:x2="2.2142in" svg:y2="1.0776in">
            <text:p/>
          </draw:line>
          <draw:line draw:z-index="4" draw:style-name="gr4" draw:text-style-name="P1" svg:x1="2.2142in" svg:y1="1.4331in" svg:x2="2.2142in" svg:y2="1.7886in">
            <text:p/>
          </draw:line>
          <draw:line draw:z-index="5" draw:style-name="gr4" draw:text-style-name="P1" svg:x1="2.2142in" svg:y1="2.1335in" svg:x2="2.2142in" svg:y2="2.489in">
            <text:p/>
          </draw:line>
          <draw:line draw:z-index="6" draw:style-name="gr4" draw:text-style-name="P1" svg:x1="2.2142in" svg:y1="2.876in" svg:x2="2.2142in" svg:y2="3.2315in">
            <text:p/>
          </draw:line>
          <draw:line draw:z-index="7" draw:style-name="gr4" draw:text-style-name="P1" svg:x1="2.2142in" svg:y1="3.5661in" svg:x2="2.2142in" svg:y2="3.9217in">
            <text:p/>
          </draw:line>
          <draw:line draw:z-index="8" draw:style-name="gr4" draw:text-style-name="P1" svg:x1="2.2142in" svg:y1="4.3087in" svg:x2="2.2142in" svg:y2="4.6642in">
            <text:p/>
          </draw:line>
          <draw:line draw:z-index="9" draw:style-name="gr1" draw:text-style-name="P1" svg:x1="2.485in" svg:y1="4.9886in" svg:x2="4.0571in" svg:y2="4.9886in">
            <text:p/>
          </draw:line>
          <draw:line draw:z-index="10" draw:style-name="gr1" draw:text-style-name="P1" svg:x1="4.0571in" svg:y1="4.9992in" svg:x2="4.0571in" svg:y2="2.5in">
            <text:p/>
          </draw:line>
          <draw:line draw:z-index="11" draw:style-name="gr5" draw:text-style-name="P1" svg:x1="4.0461in" svg:y1="2.5102in" svg:x2="3.5043in" svg:y2="2.5102in">
            <text:p/>
          </draw:line>
          <draw:line draw:z-index="12" draw:style-name="gr4" draw:text-style-name="P1" svg:x1="2.2142in" svg:y1="5.3441in" svg:x2="2.2142in" svg:y2="5.7in">
            <text:p/>
          </draw:line>
          <draw:custom-shape draw:z-index="13" draw:style-name="gr2" draw:text-style-name="P2" svg:width="1.9406in" svg:height="0.3764in" svg:x="1.2441in" svg:y="5.7in">
            <text:p text:style-name="P1"><text:span text:style-name="T1">データベースに保存</text:span></text:p>
            <draw:enhanced-geometry svg:viewBox="0 0 21600 21600" draw:type="rectangle" draw:enhanced-path="M 0 0 L 21600 0 21600 21600 0 21600 0 0 Z N"/>
          </draw:custom-shape>
          <draw:custom-shape draw:z-index="14" draw:style-name="gr2" draw:text-style-name="P2" svg:width="2.3783in" svg:height="0.6898in" svg:x="1.0252in" svg:y="6.4008in">
            <text:p text:style-name="P1"><text:span text:style-name="T1">メールテンプレート（署名）</text:span></text:p>
            <text:p text:style-name="P1"><text:span text:style-name="T1">一覧を表示され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5" draw:style-name="gr4" draw:text-style-name="P1" svg:x1="2.2142in" svg:y1="6.0866in" svg:x2="2.2142in" svg:y2="6.4425in">
            <text:p/>
          </draw:line>
          <draw:line draw:z-index="16" draw:style-name="gr4" draw:text-style-name="P1" svg:x1="2.2142in" svg:y1="7.0906in" svg:x2="2.2142in" svg:y2="7.4465in">
            <text:p/>
          </draw:line>
          <draw:custom-shape draw:z-index="17" draw:style-name="gr2" draw:text-style-name="P2" svg:width="1.9406in" svg:height="0.3764in" svg:x="1.2441in" svg:y="1.0776in">
            <text:p text:style-name="P1"><text:span text:style-name="T1">＊署名テンプレート名</text:span></text:p>
            <draw:enhanced-geometry svg:viewBox="0 0 21600 21600" draw:type="rectangle" draw:enhanced-path="M 0 0 L 21600 0 21600 21600 0 21600 0 0 Z N"/>
          </draw:custom-shape>
          <draw:custom-shape draw:z-index="18" draw:style-name="gr2" draw:text-style-name="P2" svg:width="1.9406in" svg:height="0.3764in" svg:x="1.2441in" svg:y="1.7677in">
            <text:p text:style-name="P1"><text:span text:style-name="T1">＊所属エリア</text:span></text:p>
            <draw:enhanced-geometry svg:viewBox="0 0 21600 21600" draw:type="rectangle" draw:enhanced-path="M 0 0 L 21600 0 21600 21600 0 21600 0 0 Z N"/>
          </draw:custom-shape>
          <draw:custom-shape draw:z-index="19" draw:style-name="gr2" draw:text-style-name="P2" svg:width="1.9406in" svg:height="0.3764in" svg:x="1.2441in" svg:y="2.4894in">
            <text:p text:style-name="P1"><text:span text:style-name="T1">＊署名</text:span></text:p>
            <draw:enhanced-geometry svg:viewBox="0 0 21600 21600" draw:type="rectangle" draw:enhanced-path="M 0 0 L 21600 0 21600 21600 0 21600 0 0 Z N"/>
          </draw:custom-shape>
          <draw:custom-shape draw:z-index="20" draw:style-name="gr2" draw:text-style-name="P2" svg:width="1.9406in" svg:height="0.3764in" svg:x="1.2441in" svg:y="3.2004in">
            <text:p text:style-name="P1"><text:span text:style-name="T1">備考・メモ</text:span></text:p>
            <draw:enhanced-geometry svg:viewBox="0 0 21600 21600" draw:type="rectangle" draw:enhanced-path="M 0 0 L 21600 0 21600 21600 0 21600 0 0 Z N"/>
          </draw:custom-shape>
          <draw:custom-shape draw:z-index="21" draw:style-name="gr3" svg:width="0.7004in" svg:height="0.7004in" svg:x="1.8642in" svg:y="4.6437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2" draw:style-name="gr2" draw:text-style-name="P2" svg:width="1.9406in" svg:height="0.3764in" svg:x="1.2441in" svg:y="3.9224in">
            <text:p text:style-name="P1"><text:span text:style-name="T1">登録ボタンを押す</text:span></text:p>
            <draw:enhanced-geometry svg:viewBox="0 0 21600 21600" draw:type="rectangle" draw:enhanced-path="M 0 0 L 21600 0 21600 21600 0 21600 0 0 Z N"/>
          </draw:custom-shape>
          <draw:custom-shape draw:z-index="23" draw:style-name="gr6" svg:width="0.3346in" svg:height="0.3346in" svg:x="2.0469in" svg:y="7.4673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z-index="24" draw:style-name="gr7" draw:text-style-name="P2" svg:width="1.7776in" svg:height="1.0665in" svg:x="3.7961in" svg:y="0.6992in">
            <text:p text:style-name="P1"><text:span text:style-name="T1">東京 <text:s/>大阪 <text:s/>名古屋</text:span></text:p>
            <text:p text:style-name="P1"><text:span text:style-name="T1">福岡 <text:s/>仙台 <text:s/>富山</text:span></text:p>
            <text:p text:style-name="P1"><text:span text:style-name="T1">沖縄 <text:s/>その他イベント</text:span></text:p>
            <draw:enhanced-geometry svg:viewBox="0 0 21600 21600" draw:text-areas="800 800 20800 20800" draw:type="round-rectangular-callout" draw:modifiers="-8169.35341009743 23042.656826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ircle draw:z-index="25" draw:style-name="gr1" draw:text-style-name="P1" svg:width="0.3795in" svg:height="0.3795in" svg:x="7.3819in" svg:y="0.3559in">
            <text:p/>
          </draw:circle>
          <draw:line draw:z-index="26" draw:style-name="gr4" draw:text-style-name="P1" svg:x1="7.5717in" svg:y1="0.722in" svg:x2="7.5717in" svg:y2="1.0776in">
            <text:p/>
          </draw:line>
          <draw:custom-shape draw:z-index="27" draw:style-name="gr2" draw:text-style-name="P2" svg:width="2.3783in" svg:height="0.6898in" svg:x="6.3827in" svg:y="1.0894in">
            <text:p text:style-name="P1"><text:span text:style-name="T1">メールテンプレート（署名）</text:span></text:p>
            <text:p text:style-name="P1"><text:span text:style-name="T1">一覧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8" draw:style-name="gr4" draw:text-style-name="P1" svg:x1="7.5717in" svg:y1="2.5157in" svg:x2="7.5717in" svg:y2="2.8713in">
            <text:p/>
          </draw:line>
          <draw:line draw:z-index="29" draw:style-name="gr4" draw:text-style-name="P1" svg:x1="7.5717in" svg:y1="3.2161in" svg:x2="7.5717in" svg:y2="3.5717in">
            <text:p/>
          </draw:line>
          <draw:line draw:z-index="30" draw:style-name="gr4" draw:text-style-name="P1" svg:x1="7.5717in" svg:y1="3.9587in" svg:x2="7.5717in" svg:y2="4.3142in">
            <text:p/>
          </draw:line>
          <draw:line draw:z-index="31" draw:style-name="gr4" draw:text-style-name="P1" svg:x1="7.5717in" svg:y1="4.6488in" svg:x2="7.5717in" svg:y2="5.0043in">
            <text:p/>
          </draw:line>
          <draw:line draw:z-index="32" draw:style-name="gr4" draw:text-style-name="P1" svg:x1="7.5717in" svg:y1="5.3913in" svg:x2="7.5717in" svg:y2="5.7469in">
            <text:p/>
          </draw:line>
          <draw:line draw:z-index="33" draw:style-name="gr1" draw:text-style-name="P1" svg:x1="7.8425in" svg:y1="6.0713in" svg:x2="9.4146in" svg:y2="6.0713in">
            <text:p/>
          </draw:line>
          <draw:line draw:z-index="34" draw:style-name="gr1" draw:text-style-name="P1" svg:x1="9.4146in" svg:y1="6.0819in" svg:x2="9.4146in" svg:y2="3.5827in">
            <text:p/>
          </draw:line>
          <draw:line draw:z-index="35" draw:style-name="gr5" draw:text-style-name="P1" svg:x1="9.4035in" svg:y1="3.5929in" svg:x2="8.8618in" svg:y2="3.5929in">
            <text:p/>
          </draw:line>
          <draw:line draw:z-index="36" draw:style-name="gr4" draw:text-style-name="P1" svg:x1="7.5717in" svg:y1="6.4268in" svg:x2="7.5717in" svg:y2="6.7827in">
            <text:p/>
          </draw:line>
          <draw:custom-shape draw:z-index="37" draw:style-name="gr2" draw:text-style-name="P2" svg:width="1.9406in" svg:height="0.3764in" svg:x="6.6016in" svg:y="6.7827in">
            <text:p text:style-name="P1"><text:span text:style-name="T1">データベースに保存</text:span></text:p>
            <draw:enhanced-geometry svg:viewBox="0 0 21600 21600" draw:type="rectangle" draw:enhanced-path="M 0 0 L 21600 0 21600 21600 0 21600 0 0 Z N"/>
          </draw:custom-shape>
          <draw:custom-shape draw:z-index="38" draw:style-name="gr2" draw:text-style-name="P2" svg:width="2.3783in" svg:height="0.6898in" svg:x="6.3827in" svg:y="7.4835in">
            <text:p text:style-name="P1"><text:span text:style-name="T1">メールテンプレート（署名）</text:span></text:p>
            <text:p text:style-name="P1"><text:span text:style-name="T1">一覧を表示され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39" draw:style-name="gr4" draw:text-style-name="P1" svg:x1="7.5717in" svg:y1="7.1693in" svg:x2="7.5717in" svg:y2="7.5252in">
            <text:p/>
          </draw:line>
          <draw:line draw:z-index="40" draw:style-name="gr4" draw:text-style-name="P1" svg:x1="7.5717in" svg:y1="8.1732in" svg:x2="7.5717in" svg:y2="8.5291in">
            <text:p/>
          </draw:line>
          <draw:custom-shape draw:z-index="41" draw:style-name="gr2" draw:text-style-name="P2" svg:width="1.9406in" svg:height="0.3764in" svg:x="6.6016in" svg:y="2.1602in">
            <text:p text:style-name="P1"><text:span text:style-name="T1">＊署名テンプレート名</text:span></text:p>
            <draw:enhanced-geometry svg:viewBox="0 0 21600 21600" draw:type="rectangle" draw:enhanced-path="M 0 0 L 21600 0 21600 21600 0 21600 0 0 Z N"/>
          </draw:custom-shape>
          <draw:custom-shape draw:z-index="42" draw:style-name="gr2" draw:text-style-name="P2" svg:width="1.9406in" svg:height="0.3764in" svg:x="6.6016in" svg:y="2.8504in">
            <text:p text:style-name="P1"><text:span text:style-name="T1">＊所属エリア</text:span></text:p>
            <draw:enhanced-geometry svg:viewBox="0 0 21600 21600" draw:type="rectangle" draw:enhanced-path="M 0 0 L 21600 0 21600 21600 0 21600 0 0 Z N"/>
          </draw:custom-shape>
          <draw:custom-shape draw:z-index="43" draw:style-name="gr2" draw:text-style-name="P2" svg:width="1.9406in" svg:height="0.3764in" svg:x="6.6016in" svg:y="3.572in">
            <text:p text:style-name="P1"><text:span text:style-name="T1">＊署名</text:span></text:p>
            <draw:enhanced-geometry svg:viewBox="0 0 21600 21600" draw:type="rectangle" draw:enhanced-path="M 0 0 L 21600 0 21600 21600 0 21600 0 0 Z N"/>
          </draw:custom-shape>
          <draw:custom-shape draw:z-index="44" draw:style-name="gr2" draw:text-style-name="P2" svg:width="1.9406in" svg:height="0.3764in" svg:x="6.6016in" svg:y="4.2831in">
            <text:p text:style-name="P1"><text:span text:style-name="T1">備考・メモ</text:span></text:p>
            <draw:enhanced-geometry svg:viewBox="0 0 21600 21600" draw:type="rectangle" draw:enhanced-path="M 0 0 L 21600 0 21600 21600 0 21600 0 0 Z N"/>
          </draw:custom-shape>
          <draw:custom-shape draw:z-index="45" draw:style-name="gr3" svg:width="0.7004in" svg:height="0.7004in" svg:x="7.2217in" svg:y="5.7264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46" draw:style-name="gr2" draw:text-style-name="P2" svg:width="1.9406in" svg:height="0.3764in" svg:x="6.6016in" svg:y="5.0051in">
            <text:p text:style-name="P1"><text:span text:style-name="T1">登録ボタンを押す</text:span></text:p>
            <draw:enhanced-geometry svg:viewBox="0 0 21600 21600" draw:type="rectangle" draw:enhanced-path="M 0 0 L 21600 0 21600 21600 0 21600 0 0 Z N"/>
          </draw:custom-shape>
          <draw:custom-shape draw:z-index="47" draw:style-name="gr6" svg:width="0.3346in" svg:height="0.3346in" svg:x="7.4043in" svg:y="8.55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z-index="48" draw:style-name="gr4" draw:text-style-name="P1" svg:x1="7.5717in" svg:y1="1.8126in" svg:x2="7.5717in" svg:y2="2.1681in">
            <text:p/>
          </draw:line>
          <draw:circle draw:z-index="49" draw:style-name="gr1" draw:text-style-name="P1" svg:width="0.3795in" svg:height="0.3795in" svg:x="12.6992in" svg:y="0.3799in">
            <text:p/>
          </draw:circle>
          <draw:line draw:z-index="50" draw:style-name="gr4" draw:text-style-name="P1" svg:x1="12.889in" svg:y1="0.7461in" svg:x2="12.889in" svg:y2="1.1016in">
            <text:p/>
          </draw:line>
          <draw:custom-shape draw:z-index="51" draw:style-name="gr2" draw:text-style-name="P2" svg:width="2.3063in" svg:height="0.6898in" svg:x="11.7358in" svg:y="1.1126in">
            <text:p text:style-name="P1"><text:span text:style-name="T1">データベースから</text:span></text:p>
            <text:p text:style-name="P1"><text:span text:style-name="T1">メールテンプレート（署名）</text:span></text:p>
            <text:p text:style-name="P1"><text:span text:style-name="T1">件をロードする</text:span></text:p>
            <draw:enhanced-geometry svg:viewBox="0 0 21600 21600" draw:type="rectangle" draw:enhanced-path="M 0 0 L 21600 0 21600 21600 0 21600 0 0 Z N"/>
          </draw:custom-shape>
          <draw:custom-shape draw:z-index="52" draw:style-name="gr2" draw:text-style-name="P2" svg:width="2.3543in" svg:height="0.6898in" svg:x="11.7118in" svg:y="2.1713in">
            <text:p text:style-name="P1"><text:span text:style-name="T1">メールテンプレート（署名）</text:span></text:p>
            <text:p text:style-name="P1"><text:span text:style-name="T1">一覧を表示される</text:span></text:p>
            <draw:enhanced-geometry svg:viewBox="0 0 21600 21600" draw:type="rectangle" draw:enhanced-path="M 0 0 L 21600 0 21600 21600 0 21600 0 0 Z N"/>
          </draw:custom-shape>
          <draw:line draw:z-index="53" draw:style-name="gr4" draw:text-style-name="P1" svg:x1="12.889in" svg:y1="1.8138in" svg:x2="12.889in" svg:y2="2.1693in">
            <text:p/>
          </draw:line>
          <draw:line draw:z-index="54" draw:style-name="gr4" draw:text-style-name="P1" svg:x1="12.889in" svg:y1="2.8846in" svg:x2="12.889in" svg:y2="3.2406in">
            <text:p/>
          </draw:line>
          <draw:custom-shape draw:z-index="55" draw:style-name="gr6" svg:width="0.3346in" svg:height="0.3346in" svg:x="12.7217in" svg:y="3.2614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ircle draw:z-index="56" draw:style-name="gr1" draw:text-style-name="P1" svg:width="0.3795in" svg:height="0.3795in" svg:x="18.0295in" svg:y="0.3795in">
            <text:p/>
          </draw:circle>
          <draw:line draw:z-index="57" draw:style-name="gr4" draw:text-style-name="P1" svg:x1="18.2193in" svg:y1="0.7457in" svg:x2="18.2193in" svg:y2="1.1012in">
            <text:p/>
          </draw:line>
          <draw:custom-shape draw:z-index="58" draw:style-name="gr2" draw:text-style-name="P2" svg:width="2.2102in" svg:height="0.6898in" svg:x="17.1173in" svg:y="1.1122in">
            <text:p text:style-name="P1"><text:span text:style-name="T1"/></text:p>
            <text:p text:style-name="P1"><text:span text:style-name="T1">メールテンプレート（署名）</text:span></text:p>
            <text:p text:style-name="P1"><text:span text:style-name="T1">一覧</text:span></text:p>
            <draw:enhanced-geometry svg:viewBox="0 0 21600 21600" draw:type="rectangle" draw:enhanced-path="M 0 0 L 21600 0 21600 21600 0 21600 0 0 Z N"/>
          </draw:custom-shape>
          <draw:line draw:z-index="59" draw:style-name="gr4" draw:text-style-name="P1" svg:x1="18.2193in" svg:y1="1.8228in" svg:x2="18.2193in" svg:y2="2.1783in">
            <text:p/>
          </draw:line>
          <draw:line draw:z-index="60" draw:style-name="gr4" draw:text-style-name="P1" svg:x1="18.2193in" svg:y1="2.9173in" svg:x2="18.2193in" svg:y2="3.2728in">
            <text:p/>
          </draw:line>
          <draw:line draw:z-index="61" draw:style-name="gr4" draw:text-style-name="P1" svg:x1="18.5114in" svg:y1="3.639in" svg:x2="19.4843in" svg:y2="3.639in">
            <text:p/>
          </draw:line>
          <draw:line draw:z-index="62" draw:style-name="gr4" draw:text-style-name="P1" svg:x1="18.2193in" svg:y1="3.9854in" svg:x2="18.2193in" svg:y2="4.3409in">
            <text:p/>
          </draw:line>
          <draw:custom-shape draw:z-index="63" draw:style-name="gr2" draw:text-style-name="P2" svg:width="1.9406in" svg:height="0.6898in" svg:x="17.2492in" svg:y="5.3646in">
            <text:p text:style-name="P1"><text:span text:style-name="T1">メールテンプレート名</text:span></text:p>
            <text:p text:style-name="P1"><text:span text:style-name="T1">一覧を表示される</text:span></text:p>
            <draw:enhanced-geometry svg:viewBox="0 0 21600 21600" draw:type="rectangle" draw:enhanced-path="M 0 0 L 21600 0 21600 21600 0 21600 0 0 Z N"/>
          </draw:custom-shape>
          <draw:line draw:z-index="64" draw:style-name="gr4" draw:text-style-name="P1" svg:x1="18.2193in" svg:y1="5.0177in" svg:x2="18.2193in" svg:y2="5.3732in">
            <text:p/>
          </draw:line>
          <draw:line draw:z-index="65" draw:style-name="gr1" draw:text-style-name="P1" svg:x1="20.4831in" svg:y1="3.9949in" svg:x2="20.4831in" svg:y2="5.7035in">
            <text:p/>
          </draw:line>
          <draw:line draw:z-index="66" draw:style-name="gr4" draw:text-style-name="P1" svg:x1="20.5173in" svg:y1="5.7035in" svg:x2="19.1961in" svg:y2="5.7035in">
            <text:p/>
          </draw:line>
          <draw:line draw:z-index="67" draw:style-name="gr4" draw:text-style-name="P1" svg:x1="18.2193in" svg:y1="6.0626in" svg:x2="18.2193in" svg:y2="6.4185in">
            <text:p/>
          </draw:line>
          <draw:custom-shape draw:z-index="68" draw:style-name="gr2" draw:text-style-name="P2" svg:width="1.9406in" svg:height="0.7248in" svg:x="17.2492in" svg:y="2.1787in">
            <text:p text:style-name="P1"><text:span text:style-name="T1">ACTIVE / INACTIVE</text:span></text:p>
            <text:p text:style-name="P1"><text:span text:style-name="T1">ボタンを押す</text:span></text:p>
            <draw:enhanced-geometry svg:viewBox="0 0 21600 21600" draw:type="rectangle" draw:enhanced-path="M 0 0 L 21600 0 21600 21600 0 21600 0 0 Z N"/>
          </draw:custom-shape>
          <draw:custom-shape draw:z-index="69" draw:style-name="gr3" svg:width="0.7004in" svg:height="0.7004in" svg:x="17.8693in" svg:y="3.2831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70" draw:style-name="gr2" draw:text-style-name="P2" svg:width="1.9406in" svg:height="0.7248in" svg:x="19.513in" svg:y="3.2583in">
            <text:p text:style-name="P1"><text:span text:style-name="T1">flag</text:span><text:span text:style-name="T1">は０に変更</text:span></text:p>
            <draw:enhanced-geometry svg:viewBox="0 0 21600 21600" draw:type="rectangle" draw:enhanced-path="M 0 0 L 21600 0 21600 21600 0 21600 0 0 Z N"/>
          </draw:custom-shape>
          <draw:custom-shape draw:z-index="71" draw:style-name="gr2" draw:text-style-name="P2" svg:width="1.9406in" svg:height="0.7248in" svg:x="17.2492in" svg:y="4.2866in">
            <text:p text:style-name="P1"><text:span text:style-name="T1">flag</text:span><text:span text:style-name="T1">は１に変更</text:span></text:p>
            <draw:enhanced-geometry svg:viewBox="0 0 21600 21600" draw:type="rectangle" draw:enhanced-path="M 0 0 L 21600 0 21600 21600 0 21600 0 0 Z N"/>
          </draw:custom-shape>
          <draw:custom-shape draw:z-index="72" draw:style-name="gr6" svg:width="0.3346in" svg:height="0.3346in" svg:x="18.052in" svg:y="6.4394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z-index="73" draw:style-name="gr7" draw:text-style-name="P1" svg:width="1.8142in" svg:height="0.9142in" svg:x="15.0516in" svg:y="2.5488in">
            <text:p text:style-name="P1">ACTIVE = 1</text:p>
            <text:p text:style-name="P1">INACTIVE = 0</text:p>
            <draw:enhanced-geometry svg:viewBox="0 0 21600 21600" draw:text-areas="800 800 20800 20800" draw:type="round-rectangular-callout" draw:modifiers="27167.5417661098 -5048.98837709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メールテンプレート（署名）新規登録</text:p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circle draw:z-index="0" draw:style-name="gr1" draw:text-style-name="P1" svg:width="0.3795in" svg:height="0.3795in" svg:x="7.3598in" svg:y="0.735in">
            <text:p/>
          </draw:circle>
          <draw:line draw:z-index="1" draw:style-name="gr4" draw:text-style-name="P1" svg:x1="7.5496in" svg:y1="1.1012in" svg:x2="7.5496in" svg:y2="1.4567in">
            <text:p/>
          </draw:line>
          <draw:rect draw:z-index="2" draw:style-name="gr8" draw:text-style-name="P2" svg:width="3.5315in" svg:height="1.3984in" svg:x="5.7898in" svg:y="1.4461in">
            <text:p text:style-name="P1"><text:span text:style-name="T1">新しいイベントを追加する画面</text:span></text:p>
            <text:p text:style-name="P1"><text:span text:style-name="T1">✱</text:span><text:span text:style-name="T1">もとのフィルド</text:span></text:p>
            <text:p text:style-name="P1"><text:span text:style-name="T1">✱</text:span><text:span text:style-name="T1">テンプレート署名（編集）</text:span></text:p>
            <text:p text:style-name="P1"><text:span text:style-name="T1">✱</text:span><text:span text:style-name="T1">テンプレート名プルダウン（新）</text:span></text:p>
          </draw:rect>
          <draw:line draw:z-index="3" draw:style-name="gr4" draw:text-style-name="P1" svg:x1="7.5496in" svg:y1="2.8634in" svg:x2="7.5496in" svg:y2="3.2189in">
            <text:p/>
          </draw:line>
          <draw:rect draw:z-index="4" draw:style-name="gr8" draw:text-style-name="P1" svg:width="2.6543in" svg:height="0.5571in" svg:x="6.2224in" svg:y="3.2in">
            <text:p text:style-name="P1"><text:span text:style-name="T1">テンプレート署名をロード</text:span></text:p>
            <text:p text:style-name="P1"><text:span text:style-name="T1">ACTIVE FLAG = 1</text:span></text:p>
          </draw:rect>
          <draw:line draw:z-index="5" draw:style-name="gr4" draw:text-style-name="P1" svg:x1="7.5496in" svg:y1="3.7366in" svg:x2="7.5496in" svg:y2="4.0921in">
            <text:p/>
          </draw:line>
          <draw:rect draw:z-index="6" draw:style-name="gr8" draw:text-style-name="P1" svg:width="2.6543in" svg:height="0.5571in" svg:x="6.2224in" svg:y="4.0732in">
            <text:p text:style-name="P1"><text:span text:style-name="T1">テンプレート名プルダウン</text:span></text:p>
            <text:p text:style-name="P1"><text:span text:style-name="T1">ACTIVE FLAG = 1</text:span></text:p>
          </draw:rect>
          <draw:custom-shape draw:z-index="7" draw:style-name="gr2" draw:text-style-name="P2" svg:width="1.9406in" svg:height="0.3764in" svg:x="6.5795in" svg:y="4.998in">
            <text:p text:style-name="P1"><text:span text:style-name="T1">登録ボタンを押す</text:span></text:p>
            <draw:enhanced-geometry svg:viewBox="0 0 21600 21600" draw:type="rectangle" draw:enhanced-path="M 0 0 L 21600 0 21600 21600 0 21600 0 0 Z N"/>
          </draw:custom-shape>
          <draw:line draw:z-index="8" draw:style-name="gr4" draw:text-style-name="P1" svg:x1="7.5496in" svg:y1="4.6374in" svg:x2="7.5496in" svg:y2="4.9929in">
            <text:p/>
          </draw:line>
          <draw:custom-shape draw:z-index="9" draw:style-name="gr3" svg:width="0.7004in" svg:height="0.7004in" svg:x="7.1996in" svg:y="5.7047in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z-index="10" draw:style-name="gr8" draw:text-style-name="P1" svg:width="2.6543in" svg:height="0.5571in" svg:x="6.2224in" svg:y="6.7398in">
            <text:p text:style-name="P1"><text:span text:style-name="T1">データベースに保存</text:span></text:p>
            <text:p text:style-name="P1"><text:span text:style-name="T1">(event_list)</text:span></text:p>
          </draw:rect>
          <draw:rect draw:z-index="11" draw:style-name="gr8" draw:text-style-name="P1" svg:width="2.6543in" svg:height="0.5571in" svg:x="6.2224in" svg:y="7.6524in">
            <text:p text:style-name="P1"><text:span text:style-name="T1">サンキューメールのテンプレート</text:span></text:p>
            <text:p text:style-name="P1"><text:span text:style-name="T1">を作成する</text:span></text:p>
          </draw:rect>
          <draw:custom-shape draw:z-index="12" draw:style-name="gr7" draw:text-style-name="P2" svg:width="2.6787in" svg:height="1.1142in" svg:x="9.7417in" svg:y="6.7083in">
            <text:p text:style-name="P1"><text:span text:style-name="T1">メールテンプレートと</text:span></text:p>
            <text:p text:style-name="P1"><text:span text:style-name="T1">テンプレート署名</text:span></text:p>
            <text:p text:style-name="P1"><text:span text:style-name="T1">を合わされる</text:span></text:p>
            <draw:enhanced-geometry svg:viewBox="0 0 21600 21600" draw:text-areas="800 800 20800 20800" draw:type="round-rectangular-callout" draw:modifiers="-7262.42468772961 19524.6909219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rect draw:z-index="13" draw:style-name="gr8" draw:text-style-name="P1" svg:width="2.6543in" svg:height="0.5571in" svg:x="6.2224in" svg:y="8.5413in">
            <text:p text:style-name="P1"><text:span text:style-name="T1">めーるを送信</text:span></text:p>
          </draw:rect>
          <draw:line draw:z-index="14" draw:style-name="gr4" draw:text-style-name="P1" svg:x1="7.5496in" svg:y1="5.3724in" svg:x2="7.5496in" svg:y2="5.728in">
            <text:p/>
          </draw:line>
          <draw:line draw:z-index="15" draw:style-name="gr4" draw:text-style-name="P1" svg:x1="7.5496in" svg:y1="6.4154in" svg:x2="7.5496in" svg:y2="6.7709in">
            <text:p/>
          </draw:line>
          <draw:line draw:z-index="16" draw:style-name="gr4" draw:text-style-name="P1" svg:x1="7.5496in" svg:y1="7.3043in" svg:x2="7.5496in" svg:y2="7.6598in">
            <text:p/>
          </draw:line>
          <draw:line draw:z-index="17" draw:style-name="gr4" draw:text-style-name="P1" svg:x1="7.5496in" svg:y1="8.2051in" svg:x2="7.5496in" svg:y2="8.5606in">
            <text:p/>
          </draw:line>
          <draw:line draw:z-index="18" draw:style-name="gr4" draw:text-style-name="P1" svg:x1="7.5496in" svg:y1="9.1059in" svg:x2="7.5496in" svg:y2="9.4614in">
            <text:p/>
          </draw:line>
          <draw:custom-shape draw:z-index="19" draw:style-name="gr6" svg:width="0.3346in" svg:height="0.3346in" svg:x="7.3823in" svg:y="9.4665in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z-index="20" draw:style-name="gr1" draw:text-style-name="P1" svg:x1="10.8417in" svg:y1="1.7276in" svg:x2="18.6669in" svg:y2="9.5528in">
            <text:p/>
          </draw:line>
          <draw:line draw:z-index="21" draw:style-name="gr1" draw:text-style-name="P1" svg:x1="18.2764in" svg:y1="1.9669in" svg:x2="10.5382in" svg:y2="9.7051in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ユーザがイベントに参加を申し込んだとき、サンキューメールを送信するようにします</text:p>
          </table:table-cell>
          <table:table-cell table:number-columns-repeated="1023"/>
        </table:table-row>
        <table:table-row table:style-name="ro1" table:number-rows-repeated="2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ce12"/>
        <table:table-column table:style-name="co1" table:number-columns-repeated="6" table:default-cell-style-name="ce12"/>
        <table:table-column table:style-name="co3" table:number-columns-repeated="2" table:default-cell-style-name="ce12"/>
        <table:table-column table:style-name="co1" table:number-columns-repeated="1015" table:default-cell-style-name="ce12"/>
        <table:table-row table:style-name="ro2">
          <table:table-cell table:style-name="ce5" office:value-type="string" calcext:value-type="string">
            <text:p>Table Name</text:p>
          </table:table-cell>
          <table:table-cell table:style-name="ce13" office:value-type="string" calcext:value-type="string">
            <text:p>mail_template</text:p>
          </table:table-cell>
          <table:table-cell table:style-name="ce13" table:number-columns-repeated="7"/>
          <table:table-cell table:style-name="ce21" office:value-type="string" calcext:value-type="string">
            <text:p>&lt;&lt;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mment</text:p>
          </table:table-cell>
          <table:table-cell table:number-columns-repeated="8"/>
          <table:table-cell table:style-name="ce22"/>
          <table:table-cell table:number-columns-repeated="1014"/>
        </table:table-row>
        <table:table-row table:style-name="ro2">
          <table:table-cell table:style-name="ce7" office:value-type="string" calcext:value-type="string">
            <text:p>Primary Key</text:p>
          </table:table-cell>
          <table:table-cell table:style-name="ce14" office:value-type="string" calcext:value-type="string">
            <text:p>id</text:p>
          </table:table-cell>
          <table:table-cell table:style-name="ce14"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6" office:value-type="string" calcext:value-type="string">
            <text:p>Foreign Key</text:p>
          </table:table-cell>
          <table:table-cell table:number-columns-repeated="8"/>
          <table:table-cell table:style-name="ce22"/>
          <table:table-cell table:number-columns-repeated="1014"/>
        </table:table-row>
        <table:table-row table:style-name="ro2">
          <table:table-cell table:style-name="ce7" office:value-type="string" calcext:value-type="string">
            <text:p>Index</text:p>
          </table:table-cell>
          <table:table-cell table:style-name="ce14"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8"/>
          <table:table-cell table:number-columns-repeated="8"/>
          <table:table-cell table:style-name="ce22"/>
          <table:table-cell table:number-columns-repeated="1014"/>
        </table:table-row>
        <table:table-row table:style-name="ro2">
          <table:table-cell table:style-name="ce7" office:value-type="string" calcext:value-type="string">
            <text:p>Column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Collation</text:p>
          </table:table-cell>
          <table:table-cell table:style-name="ce15" office:value-type="string" calcext:value-type="string">
            <text:p>Attributes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Comment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2">
          <table:table-cell table:style-name="ce8" office:value-type="string" calcext:value-type="string">
            <text:p>id</text:p>
          </table:table-cell>
          <table:table-cell office:value-type="string" calcext:value-type="string">
            <text:p>Int(11)</text:p>
          </table:table-cell>
          <table:table-cell table:number-columns-repeated="3"/>
          <table:table-cell table:style-name="ce17"/>
          <table:table-cell table:number-columns-repeated="3"/>
          <table:table-cell table:style-name="ce22"/>
          <table:table-cell table:number-columns-repeated="1014"/>
        </table:table-row>
        <table:table-row table:style-name="ro4">
          <table:table-cell table:style-name="ce9" office:value-type="string" calcext:value-type="string">
            <text:p>template_name</text:p>
          </table:table-cell>
          <table:table-cell table:style-name="ce14" office:value-type="string" calcext:value-type="string">
            <text:p>Varchar(100)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4">
          <table:table-cell table:style-name="ce10" office:value-type="string" calcext:value-type="string">
            <text:p>email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17"/>
          <table:table-cell table:number-columns-repeated="3"/>
          <table:table-cell table:style-name="ce22"/>
          <table:table-cell table:number-columns-repeated="1014"/>
        </table:table-row>
        <table:table-row table:style-name="ro2">
          <table:table-cell table:style-name="ce9" office:value-type="string" calcext:value-type="string">
            <text:p>content</text:p>
          </table:table-cell>
          <table:table-cell table:style-name="ce14" office:value-type="string" calcext:value-type="string">
            <text:p>text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4">
          <table:table-cell table:style-name="ce10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ce17"/>
          <table:table-cell table:number-columns-repeated="3"/>
          <table:table-cell table:style-name="ce22"/>
          <table:table-cell table:number-columns-repeated="1014"/>
        </table:table-row>
        <table:table-row table:style-name="ro4">
          <table:table-cell table:style-name="ce11" office:value-type="string" calcext:value-type="string">
            <text:p>active_flg</text:p>
          </table:table-cell>
          <table:table-cell table:style-name="ce16" office:value-type="string" calcext:value-type="string">
            <text:p>Tinyint(1)</text:p>
          </table:table-cell>
          <table:table-cell table:style-name="ce16" table:number-columns-repeated="3"/>
          <table:table-cell table:style-name="ce19" office:value-type="float" office:value="1" calcext:value-type="float">
            <text:p>1</text:p>
          </table:table-cell>
          <table:table-cell table:style-name="ce16" office:value-type="string" calcext:value-type="string">
            <text:p>Active = 1; Inactive = 0</text:p>
          </table:table-cell>
          <table:table-cell table:style-name="ce16" table:number-columns-repeated="2"/>
          <table:table-cell table:style-name="ce25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" office:value-type="string" calcext:value-type="string">
            <text:p>Table Name</text:p>
          </table:table-cell>
          <table:table-cell table:style-name="ce13" office:value-type="string" calcext:value-type="string">
            <text:p>mail_template_sign</text:p>
          </table:table-cell>
          <table:table-cell table:style-name="ce13" table:number-columns-repeated="7"/>
          <table:table-cell table:style-name="ce21" office:value-type="string" calcext:value-type="string">
            <text:p>&lt;&lt;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mment</text:p>
          </table:table-cell>
          <table:table-cell table:number-columns-repeated="8"/>
          <table:table-cell table:style-name="ce22"/>
          <table:table-cell table:number-columns-repeated="1014"/>
        </table:table-row>
        <table:table-row table:style-name="ro2">
          <table:table-cell table:style-name="ce7" office:value-type="string" calcext:value-type="string">
            <text:p>Primary Key</text:p>
          </table:table-cell>
          <table:table-cell table:style-name="ce14" office:value-type="string" calcext:value-type="string">
            <text:p>id</text:p>
          </table:table-cell>
          <table:table-cell table:style-name="ce14" table:number-columns-repeated="7"/>
          <table:table-cell table:style-name="ce23"/>
          <table:table-cell table:number-columns-repeated="1014"/>
        </table:table-row>
        <table:table-row table:style-name="ro2">
          <table:table-cell table:style-name="ce6" office:value-type="string" calcext:value-type="string">
            <text:p>Foreign Key</text:p>
          </table:table-cell>
          <table:table-cell table:number-columns-repeated="8"/>
          <table:table-cell table:style-name="ce22"/>
          <table:table-cell table:number-columns-repeated="1014"/>
        </table:table-row>
        <table:table-row table:style-name="ro2">
          <table:table-cell table:style-name="ce7" office:value-type="string" calcext:value-type="string">
            <text:p>Index</text:p>
          </table:table-cell>
          <table:table-cell table:style-name="ce14" table:number-columns-repeated="8"/>
          <table:table-cell table:style-name="ce23"/>
          <table:table-cell table:number-columns-repeated="1014"/>
        </table:table-row>
        <table:table-row table:style-name="ro2">
          <table:table-cell table:style-name="ce8"/>
          <table:table-cell table:number-columns-repeated="8"/>
          <table:table-cell table:style-name="ce22"/>
          <table:table-cell table:number-columns-repeated="1014"/>
        </table:table-row>
        <table:table-row table:style-name="ro2">
          <table:table-cell table:style-name="ce7" office:value-type="string" calcext:value-type="string">
            <text:p>Column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Collation</text:p>
          </table:table-cell>
          <table:table-cell table:style-name="ce15" office:value-type="string" calcext:value-type="string">
            <text:p>Attributes</text:p>
          </table:table-cell>
          <table:table-cell table:style-name="ce15" office:value-type="string" calcext:value-type="string">
            <text:p>Null</text:p>
          </table:table-cell>
          <table:table-cell table:style-name="ce15" office:value-type="string" calcext:value-type="string">
            <text:p>Default</text:p>
          </table:table-cell>
          <table:table-cell table:style-name="ce15" office:value-type="string" calcext:value-type="string">
            <text:p>Comment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2">
          <table:table-cell table:style-name="ce8" office:value-type="string" calcext:value-type="string">
            <text:p>id</text:p>
          </table:table-cell>
          <table:table-cell office:value-type="string" calcext:value-type="string">
            <text:p>Int(11)</text:p>
          </table:table-cell>
          <table:table-cell table:number-columns-repeated="3"/>
          <table:table-cell table:style-name="ce17"/>
          <table:table-cell table:number-columns-repeated="3"/>
          <table:table-cell table:style-name="ce22"/>
          <table:table-cell table:number-columns-repeated="1014"/>
        </table:table-row>
        <table:table-row table:style-name="ro4">
          <table:table-cell table:style-name="ce9" office:value-type="string" calcext:value-type="string">
            <text:p>sign_name</text:p>
          </table:table-cell>
          <table:table-cell table:style-name="ce14" office:value-type="string" calcext:value-type="string">
            <text:p>Varchar(100)</text:p>
          </table:table-cell>
          <table:table-cell table:style-name="ce14" table:number-columns-repeated="3"/>
          <table:table-cell table:style-name="ce18"/>
          <table:table-cell table:style-name="ce20" office:value-type="string" calcext:value-type="string">
            <text:p>東京 <text:s/>大阪 <text:s/>名古屋 福岡 <text:s/>仙台 <text:s/>富山 沖縄 <text:s/>その他イベント</text:p>
          </table:table-cell>
          <table:table-cell table:style-name="ce14" table:number-columns-repeated="2"/>
          <table:table-cell table:style-name="ce23"/>
          <table:table-cell table:number-columns-repeated="1014"/>
        </table:table-row>
        <table:table-row table:style-name="ro4">
          <table:table-cell table:style-name="ce10" office:value-type="string" calcext:value-type="string">
            <text:p>area</text:p>
          </table:table-cell>
          <table:table-cell office:value-type="string" calcext:value-type="string">
            <text:p>Varchar(100)</text:p>
          </table:table-cell>
          <table:table-cell table:number-columns-repeated="3"/>
          <table:table-cell table:style-name="ce17"/>
          <table:table-cell table:number-columns-repeated="3"/>
          <table:table-cell table:style-name="ce22"/>
          <table:table-cell table:number-columns-repeated="1014"/>
        </table:table-row>
        <table:table-row table:style-name="ro2">
          <table:table-cell table:style-name="ce9" office:value-type="string" calcext:value-type="string">
            <text:p>content</text:p>
          </table:table-cell>
          <table:table-cell table:style-name="ce14" office:value-type="string" calcext:value-type="string">
            <text:p>text</text:p>
          </table:table-cell>
          <table:table-cell table:style-name="ce14" table:number-columns-repeated="3"/>
          <table:table-cell table:style-name="ce18"/>
          <table:table-cell table:style-name="ce14" table:number-columns-repeated="3"/>
          <table:table-cell table:style-name="ce23"/>
          <table:table-cell table:number-columns-repeated="1014"/>
        </table:table-row>
        <table:table-row table:style-name="ro4">
          <table:table-cell table:style-name="ce10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ce17"/>
          <table:table-cell table:number-columns-repeated="3"/>
          <table:table-cell table:style-name="ce22"/>
          <table:table-cell table:number-columns-repeated="1014"/>
        </table:table-row>
        <table:table-row table:style-name="ro4">
          <table:table-cell table:style-name="ce11" office:value-type="string" calcext:value-type="string">
            <text:p>active_flg</text:p>
          </table:table-cell>
          <table:table-cell table:style-name="ce16" office:value-type="string" calcext:value-type="string">
            <text:p>Tinyint(1)</text:p>
          </table:table-cell>
          <table:table-cell table:style-name="ce16" table:number-columns-repeated="3"/>
          <table:table-cell table:style-name="ce19" office:value-type="float" office:value="1" calcext:value-type="float">
            <text:p>1</text:p>
          </table:table-cell>
          <table:table-cell table:style-name="ce16" office:value-type="string" calcext:value-type="string">
            <text:p>Active = 1; Inactive = 0</text:p>
          </table:table-cell>
          <table:table-cell table:style-name="ce16" table:number-columns-repeated="2"/>
          <table:table-cell table:style-name="ce25"/>
          <table:table-cell table:number-columns-repeated="101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 style:data-style-name="N2" text:time-value="10:29:10.040668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Khang</meta:initial-creator>
    <meta:creation-date>2015-01-26T10:35:59</meta:creation-date>
    <dc:date>2015-01-29T10:30:03.608322768</dc:date>
    <meta:editing-duration>PT3H53M2S</meta:editing-duration>
    <meta:editing-cycles>55</meta:editing-cycles>
    <meta:generator>LibreOffice/4.3.5.2$Linux_X86_64 LibreOffice_project/430m0$Build-2</meta:generator>
    <meta:document-statistic meta:table-count="4" meta:cell-count="72" meta:object-count="171"/>
  </office:meta>
</office:document-meta>
</file>